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5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0.3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2.2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6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9.4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2.0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9.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1.3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text-properties fo:font-size="24pt" style:font-size-asian="21pt" style:font-size-complex="21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24pt" style:font-size-asian="21pt" style:font-size-complex="21pt"/>
    </style:style>
    <style:style style:name="P5" style:family="paragraph">
      <loext:graphic-properties draw:fill="none" draw:fill-color="#ffffff"/>
      <style:text-properties fo:font-size="24pt" style:font-size-asian="21pt" style:font-size-complex="2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ize-asian="21pt" style:font-size-complex="2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3cm" svg:height="7.803cm" svg:x="3.857cm" svg:y="3.975cm">
          <draw:text-box>
            <text:p><text:span text:style-name="T1">Users</text:span></text:p>
            <text:p><text:span text:style-name="T1"><text:tab/></text:span><text:span text:style-name="T1">name - string</text:span></text:p>
            <text:p><text:span text:style-name="T1"><text:tab/></text:span><text:span text:style-name="T1">email - string</text:span></text:p>
            <text:p><text:span text:style-name="T1"><text:tab/></text:span><text:span text:style-name="T1">pasword - string</text:span></text:p>
            <text:p><text:span text:style-name="T1"><text:tab/></text:span><text:span text:style-name="T1">avatar</text:span><text:span text:style-name="T1"><text:tab/></text:span><text:span text:style-name="T1">- string</text:span></text:p>
            <text:p><text:span text:style-name="T1"><text:tab/></text:span><text:span text:style-name="T1">date – date</text:span></text:p>
            <text:p><text:span text:style-name="T1"><text:tab/></text:span><text:span text:style-name="T1">createdAt – datetime</text:span></text:p>
            <text:p><text:span text:style-name="T1"><text:tab/></text:span><text:span text:style-name="T1">updatedAt - datetime</text:span></text:p>
          </draw:text-box>
        </draw:frame>
        <draw:frame draw:style-name="gr2" draw:text-style-name="P1" draw:layer="layout" svg:width="13.97cm" svg:height="10.635cm" svg:x="14.017cm" svg:y="4.175cm">
          <draw:text-box>
            <text:p><text:span text:style-name="T1">Post</text:span></text:p>
            <text:p><text:span text:style-name="T1"><text:tab/></text:span><text:span text:style-name="T1">text - string</text:span></text:p>
            <text:p><text:span text:style-name="T1"><text:tab/></text:span><text:span text:style-name="T1">user - User</text:span></text:p>
            <text:p><text:span text:style-name="T1"><text:tab/></text:span><text:span text:style-name="T1">likes[] - Likes[]</text:span></text:p>
            <text:p><text:span text:style-name="T1"><text:tab/></text:span><text:span text:style-name="T1">comments[] - Comments[]</text:span></text:p>
            <text:p><text:span text:style-name="T1"><text:tab/></text:span><text:span text:style-name="T1">date - Date</text:span></text:p>
            <text:p><text:span text:style-name="T1"><text:tab/></text:span><text:span text:style-name="T1">tags [] - string[]</text:span></text:p>
            <text:p><text:span text:style-name="T1"><text:tab/></text:span><text:span text:style-name="T1">title – string</text:span></text:p>
            <text:p><text:span text:style-name="T1"><text:tab/></text:span><text:span text:style-name="T1">color – string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3" draw:text-style-name="P1" draw:layer="layout" svg:width="12.065cm" svg:height="12.523cm" svg:x="28.622cm" svg:y="4.175cm">
          <draw:text-box>
            <text:p><text:span text:style-name="T1">Likes</text:span></text:p>
            <text:p><text:span text:style-name="T1"><text:tab/></text:span><text:span text:style-name="T1">user – User</text:span></text:p>
            <text:p><text:span text:style-name="T1"><text:tab/></text:span><text:span text:style-name="T1">post – Post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  <text:p><text:span text:style-name="T1"/></text:p>
            <text:p><text:span text:style-name="T1">Comments</text:span></text:p>
            <text:p><text:span text:style-name="T1"><text:tab/></text:span><text:span text:style-name="T1">user – User</text:span></text:p>
            <text:p><text:span text:style-name="T1"><text:tab/></text:span><text:span text:style-name="T1">post – Post</text:span></text:p>
            <text:p><text:span text:style-name="T1"><text:tab/></text:span><text:span text:style-name="T1">text – string</text:span></text:p>
            <text:p><text:span text:style-name="T1"><text:tab/></text:span><text:span text:style-name="T1">date – Date</text:span></text:p>
            <text:p text:style-name="P2"><text:span text:style-name="T1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4" draw:text-style-name="P1" draw:layer="layout" svg:width="10.16cm" svg:height="6.859cm" svg:x="40.37cm" svg:y="4.175cm">
          <draw:text-box>
            <text:p><text:span text:style-name="T1">Notifications</text:span></text:p>
            <text:p><text:span text:style-name="T1"><text:tab/></text:span><text:span text:style-name="T1">user – User</text:span></text:p>
            <text:p><text:span text:style-name="T1"><text:tab/></text:span><text:span text:style-name="T1">href – string</text:span></text:p>
            <text:p><text:span text:style-name="T1"><text:tab/></text:span><text:span text:style-name="T1">message – string</text:span></text:p>
            <text:p><text:span text:style-name="T1"><text:tab/></text:span><text:span text:style-name="T1">read – boolean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5" draw:text-style-name="P1" draw:layer="layout" svg:width="12.065cm" svg:height="9.691cm" svg:x="3.222cm" svg:y="13.7cm">
          <draw:text-box>
            <text:p><text:span text:style-name="T1">Profiles</text:span></text:p>
            <text:p><text:span text:style-name="T1"><text:tab/></text:span><text:span text:style-name="T1">skills – Skills[]</text:span></text:p>
            <text:p><text:span text:style-name="T1"><text:tab/></text:span><text:span text:style-name="T1">user – User</text:span></text:p>
            <text:p><text:span text:style-name="T1"><text:tab/></text:span><text:span text:style-name="T1">handle – Handle[]</text:span></text:p>
            <text:p><text:span text:style-name="T1"><text:tab/></text:span><text:span text:style-name="T1">status – string</text:span></text:p>
            <text:p><text:span text:style-name="T1"><text:tab/></text:span><text:span text:style-name="T1">experience – Experience []</text:span></text:p>
            <text:p><text:span text:style-name="T1"><text:tab/></text:span><text:span text:style-name="T1">education – Education[]</text:span></text:p>
            <text:p><text:span text:style-name="T1"><text:tab/></text:span><text:span text:style-name="T1">date – Date[]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6" draw:text-style-name="P1" draw:layer="layout" svg:width="11.113cm" svg:height="32.347cm" svg:x="28.622cm" svg:y="17.797cm">
          <draw:text-box>
            <text:p><text:span text:style-name="T1">Education</text:span></text:p>
            <text:p><text:span text:style-name="T1"><text:tab/></text:span><text:span text:style-name="T1">degree – string</text:span></text:p>
            <text:p><text:span text:style-name="T1"><text:tab/></text:span><text:span text:style-name="T1">area – string</text:span></text:p>
            <text:p><text:span text:style-name="T1"><text:tab/></text:span><text:span text:style-name="T1">school – string</text:span></text:p>
            <text:p><text:span text:style-name="T1"><text:tab/></text:span><text:span text:style-name="T1">dates – string</text:span></text:p>
            <text:p><text:span text:style-name="T1"><text:tab/></text:span><text:span text:style-name="T1">description – string</text:span></text:p>
            <text:p><text:span text:style-name="T1"><text:tab/></text:span><text:span text:style-name="T1">user – User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  <text:p><text:span text:style-name="T1"/></text:p>
            <text:p><text:span text:style-name="T1">Experiences</text:span></text:p>
            <text:p><text:span text:style-name="T1"><text:tab/></text:span><text:span text:style-name="T1">title – string</text:span></text:p>
            <text:p><text:span text:style-name="T1"><text:tab/></text:span><text:span text:style-name="T1">company – string</text:span></text:p>
            <text:p><text:span text:style-name="T1"><text:tab/></text:span><text:span text:style-name="T1">dates- string</text:span></text:p>
            <text:p><text:span text:style-name="T1"><text:tab/></text:span><text:span text:style-name="T1">location- string</text:span></text:p>
            <text:p><text:span text:style-name="T1"><text:tab/></text:span><text:span text:style-name="T1">description – string</text:span></text:p>
            <text:p><text:span text:style-name="T1"><text:tab/></text:span><text:span text:style-name="T1">user – User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  <text:p><text:span text:style-name="T1"/></text:p>
            <text:p><text:span text:style-name="T1">Handle</text:span></text:p>
            <text:p><text:span text:style-name="T1"><text:tab/></text:span><text:span text:style-name="T1">username – string</text:span></text:p>
            <text:p><text:span text:style-name="T1"><text:tab/></text:span><text:span text:style-name="T1">link – string</text:span></text:p>
            <text:p><text:span text:style-name="T1"><text:tab/></text:span><text:span text:style-name="T1">platform – string</text:span></text:p>
            <text:p><text:span text:style-name="T1"><text:tab/></text:span><text:span text:style-name="T1">user – User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  <text:p><text:span text:style-name="T1"/></text:p>
            <text:p><text:span text:style-name="T1">Skill</text:span></text:p>
            <text:p><text:span text:style-name="T1"><text:tab/></text:span><text:span text:style-name="T1">skill- string</text:span></text:p>
            <text:p><text:span text:style-name="T1"><text:tab/></text:span><text:span text:style-name="T1">user – User</text:span></text:p>
            <text:p><text:span text:style-name="T1"><text:tab/></text:span><text:span text:style-name="T1">yearsWorked – number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- datetime</text:span></text:p>
          </draw:text-box>
        </draw:frame>
        <draw:frame draw:style-name="gr7" draw:text-style-name="P1" draw:layer="layout" svg:width="11.43cm" svg:height="10.16cm" svg:x="1.635cm" svg:y="24.495cm">
          <draw:text-box>
            <text:p><text:span text:style-name="T1">FriendRequests</text:span></text:p>
            <text:p><text:span text:style-name="T1"><text:tab/></text:span><text:span text:style-name="T1">requestor – User</text:span></text:p>
            <text:p><text:span text:style-name="T1"><text:tab/></text:span><text:span text:style-name="T1">recipient – User</text:span></text:p>
            <text:p><text:span text:style-name="T1"><text:tab/></text:span><text:span text:style-name="T1">status – [“requested”, “accepted”, “rejected”]</text:span></text:p>
            <text:p text:style-name="P2"><text:span text:style-name="T2"><text:tab/></text:span><text:span text:style-name="T1">createdAt – datetime</text:span></text:p>
            <text:p text:style-name="P2"><text:span text:style-name="T1"><text:tab/></text:span><text:span text:style-name="T1">updatedAt – datetime</text:span></text:p>
          </draw:text-box>
        </draw:frame>
        <draw:frame draw:style-name="gr8" draw:text-style-name="P5" draw:layer="layout" svg:width="13.335cm" svg:height="14.411cm" svg:x="16.24cm" svg:y="17.192cm">
          <draw:text-box>
            <text:p text:style-name="P3"><text:span text:style-name="T3">Message</text:span></text:p>
            <text:p text:style-name="P3"><text:span text:style-name="T3"><text:tab/></text:span><text:span text:style-name="T3">isRead : User[]</text:span></text:p>
            <text:p text:style-name="P3"><text:span text:style-name="T3"><text:tab/></text:span><text:span text:style-name="T3">sender : User</text:span></text:p>
            <text:p text:style-name="P3"><text:span text:style-name="T3"><text:tab/></text:span><text:span text:style-name="T3">group : Group</text:span></text:p>
            <text:p text:style-name="P3"><text:span text:style-name="T3"><text:tab/></text:span><text:span text:style-name="T3">content : string</text:span></text:p>
            <text:p text:style-name="P3"><text:span text:style-name="T3"><text:tab/></text:span><text:span text:style-name="T3">createdAt : Date</text:span></text:p>
            <text:p text:style-name="P3"><text:span text:style-name="T3"><text:tab/></text:span><text:span text:style-name="T3">updatedAt : Date</text:span></text:p>
            <text:p text:style-name="P3"><text:span text:style-name="T3"/></text:p>
            <text:p text:style-name="P3"><text:span text:style-name="T3">Contact</text:span></text:p>
            <text:p text:style-name="P3"><text:span text:style-name="T3"><text:tab/></text:span><text:span text:style-name="T3">members : User[]</text:span></text:p>
            <text:p text:style-name="P3"><text:span text:style-name="T3"><text:tab/></text:span><text:span text:style-name="T3">name : string</text:span></text:p>
            <text:p text:style-name="P3"><text:span text:style-name="T3"><text:tab/></text:span><text:span text:style-name="T3">isGroup : Boolean</text:span></text:p>
            <text:p text:style-name="P4"><text:span text:style-name="T4"><text:tab/></text:span><text:span text:style-name="T5">createdAt : Date</text:span></text:p>
            <text:p text:style-name="P4"><text:span text:style-name="T5"><text:tab/></text:span><text:span text:style-name="T5">updatedAt : Date</text:span></text:p>
            <text:p text:style-name="P3"><text:span text:style-name="T3"><text:tab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ul Dubey</meta:initial-creator>
    <meta:creation-date>2023-06-13T11:11:27.099067226</meta:creation-date>
    <dc:date>2023-06-21T15:24:32.407942246</dc:date>
    <dc:creator>Atul Dubey</dc:creator>
    <meta:editing-duration>PT1H50M15S</meta:editing-duration>
    <meta:editing-cycles>12</meta:editing-cycles>
    <meta:generator>LibreOffice/7.4.5.1$Linux_X86_64 LibreOffice_project/40$Build-1</meta:generator>
    <meta:document-statistic meta:object-count="8"/>
  </office:meta>
</office:document-meta>
</file>